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" style:family="graphic" style:parent-style-name="standard">
      <style:graphic-properties draw:marker-start-width="0.152cm" draw:marker-end="Arrow" draw:marker-end-width="0.152cm" draw:textarea-horizontal-align="center" draw:textarea-vertical-align="middle"/>
    </style:style>
    <style:style style:name="gr5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6" style:family="graphic" style:parent-style-name="standard">
      <style:graphic-properties draw:stroke="dash" draw:stroke-dash="Dash_20_6" draw:marker-start-width="0.152cm" draw:marker-end-width="0.152cm" draw:fill="none" draw:textarea-horizontal-align="justify" draw:textarea-vertical-align="top" draw:auto-grow-height="false"/>
    </style:style>
    <style:style style:name="gr7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8" style:family="graphic" style:parent-style-name="standard">
      <style:graphic-properties draw:marker-end="Arrow" draw:marker-end-width="0.152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18cm" svg:height="0.188cm" svg:x="6.171cm" svg:y="5.8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8cm" svg:height="0.188cm" svg:x="6.171cm" svg:y="4.7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8cm" svg:height="0.188cm" svg:x="6.171cm" svg:y="4.8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6" draw:layer="layout" svg:width="0.18cm" svg:height="0.188cm" svg:x="0.871cm" svg:y="1.0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8" draw:layer="layout" svg:width="0.18cm" svg:height="0.188cm" svg:x="1.071cm" svg:y="1.0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10" draw:layer="layout" svg:width="0.18cm" svg:height="0.188cm" svg:x="1.271cm" svg:y="1.0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8cm" svg:height="0.188cm" svg:x="1.371cm" svg:y="1.0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0.18cm" svg:height="0.188cm" svg:x="1.471cm" svg:y="1.0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8cm" svg:height="0.188cm" svg:x="0.771cm" svg:y="0.9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1" draw:layer="layout" svg:width="3.026cm" svg:height="0.807cm" svg:x="2.471cm" svg:y="1.782cm">
          <text:p text:style-name="P2"><text:span text:style-name="T1">cat_consts.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id="id7" draw:layer="layout" svg:width="3.877cm" svg:height="0.807cm" svg:x="2.472cm" svg:y="5.483cm">
          <text:p text:style-name="P2"><text:span text:style-name="T1">glexec_setup.sh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9" draw:layer="layout" svg:width="3.877cm" svg:height="0.807cm" svg:x="2.472cm" svg:y="4.183cm">
          <text:p text:style-name="P2"><text:span text:style-name="T1">validate_node.sh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3.984cm" svg:y1="1.782cm" svg:x2="2.708cm" svg:y2="1.188cm" draw:start-shape="id1" draw:start-glue-point="0" draw:end-shape="id2" draw:end-glue-point="2" svg:d="m3984 1782-1276-594">
          <text:p/>
        </draw:connector>
        <draw:connector draw:style-name="gr4" draw:text-style-name="P3" draw:layer="layout" draw:type="line" svg:x1="2.472cm" svg:y1="3.286cm" svg:x2="1.561cm" svg:y2="1.189cm" draw:start-shape="id3" draw:start-glue-point="3" draw:end-shape="id4" draw:end-glue-point="2" svg:d="m2472 3286-911-2097">
          <text:p/>
        </draw:connector>
        <draw:connector draw:style-name="gr4" draw:text-style-name="P3" draw:layer="layout" svg:x1="2.473cm" svg:y1="7.187cm" svg:x2="0.961cm" svg:y2="1.189cm" draw:start-shape="id5" draw:start-glue-point="3" draw:end-shape="id6" draw:end-glue-point="2" svg:d="m2473 7187h-1512v-5998">
          <text:p/>
        </draw:connector>
        <draw:connector draw:style-name="gr4" draw:text-style-name="P3" draw:layer="layout" svg:x1="2.472cm" svg:y1="5.886cm" svg:x2="1.161cm" svg:y2="1.189cm" draw:start-shape="id7" draw:start-glue-point="3" draw:end-shape="id8" draw:end-glue-point="2" svg:d="m2472 5886h-1311v-4697">
          <text:p/>
        </draw:connector>
        <draw:connector draw:style-name="gr4" draw:text-style-name="P3" draw:layer="layout" svg:x1="2.472cm" svg:y1="4.586cm" svg:x2="1.361cm" svg:y2="1.189cm" draw:start-shape="id9" draw:start-glue-point="3" draw:end-shape="id10" draw:end-glue-point="2" svg:d="m2472 4586h-1111v-3397">
          <text:p/>
        </draw:connector>
        <draw:custom-shape draw:style-name="gr2" draw:text-style-name="P1" draw:id="id3" draw:layer="layout" svg:width="3.877cm" svg:height="0.807cm" svg:x="2.472cm" svg:y="2.883cm">
          <text:p text:style-name="P2"><text:span text:style-name="T1">setup_x509.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id="id5" draw:layer="layout" svg:width="3.877cm" svg:height="0.807cm" svg:x="2.473cm" svg:y="6.784cm">
          <text:p text:style-name="P2"><text:span text:style-name="T1">gcb_setup.sh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line-skew="0.112cm" svg:x1="2.474cm" svg:y1="8.388cm" svg:x2="0.77cm" svg:y2="0.784cm" draw:start-shape="id11" draw:start-glue-point="3" draw:end-shape="id2" draw:end-glue-point="3" svg:d="m2474 8388h-2093v-7604h389">
          <text:p/>
        </draw:connector>
        <draw:custom-shape draw:style-name="gr2" draw:text-style-name="P1" draw:id="id12" draw:layer="layout" svg:width="3.877cm" svg:height="0.807cm" svg:x="7.175cm" svg:y="7.386cm">
          <text:p text:style-name="P2"><text:span text:style-name="T1">parse_starterlog.awk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.175cm" svg:y1="7.789cm" svg:x2="6.351cm" svg:y2="8.388cm" draw:start-shape="id12" draw:start-glue-point="3" draw:end-shape="id11" draw:end-glue-point="1" svg:d="m7175 7789-824 599">
          <text:p/>
        </draw:connector>
        <draw:custom-shape draw:style-name="gr3" draw:text-style-name="P1" draw:id="id13" draw:layer="layout" svg:width="3.877cm" svg:height="0.807cm" svg:x="7.176cm" svg:y="0.987cm">
          <text:p text:style-name="P2"><text:span text:style-name="T1">collector_setup.sh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.176cm" svg:y1="1.39cm" svg:x2="4.647cm" svg:y2="0.784cm" draw:start-shape="id13" draw:start-glue-point="3" draw:end-shape="id2" svg:d="m7176 1390-2529-606">
          <text:p/>
        </draw:connector>
        <draw:custom-shape draw:style-name="gr5" draw:text-style-name="P1" draw:id="id15" draw:layer="layout" svg:width="0.343cm" svg:height="0.222cm" svg:x="7.483cm" svg:y="6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342cm" svg:height="0.222cm" svg:x="8.017cm" svg:y="6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3.831cm" svg:height="4.576cm" svg:x="7.152cm" svg:y="2.427cm">
          <text:p text:style-name="P2"><text:span text:style-name="T1">External</text:span><text:span text:style-name="T1"><text:line-break/></text:span><text:span text:style-name="T1">binar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id="id14" draw:layer="layout" svg:width="3.137cm" svg:height="0.807cm" svg:x="7.482cm" svg:y="5.755cm">
          <text:p text:style-name="P2"><text:span text:style-name="T1">Cond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id="id17" draw:layer="layout" svg:width="3.137cm" svg:height="0.807cm" svg:x="7.483cm" svg:y="4.656cm">
          <text:p text:style-name="P2"><text:span text:style-name="T1">Grid bi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7.482cm" svg:y1="6.158cm" svg:x2="6.35cm" svg:y2="7.187cm" draw:start-shape="id14" draw:end-shape="id5" draw:end-glue-point="1" svg:d="m7482 6158-1132 1029">
          <text:p/>
        </draw:connector>
        <draw:connector draw:style-name="gr4" draw:text-style-name="P3" draw:layer="layout" draw:type="line" svg:x1="7.483cm" svg:y1="6.367cm" svg:x2="6.352cm" svg:y2="8.094cm" draw:start-shape="id15" draw:start-glue-point="3" draw:end-shape="id16" draw:end-glue-point="1" svg:d="m7483 6367-1131 1727">
          <text:p/>
        </draw:connector>
        <draw:custom-shape draw:style-name="gr2" draw:text-style-name="P1" draw:id="id16" draw:layer="layout" svg:width="0.312cm" svg:height="0.217cm" svg:x="6.04cm" svg:y="7.9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11" draw:layer="layout" svg:width="3.877cm" svg:height="0.807cm" svg:x="2.474cm" svg:y="7.985cm">
          <text:p text:style-name="P2"><text:span text:style-name="T1">condor_startup.sh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.483cm" svg:y1="5.059cm" svg:x2="6.349cm" svg:y2="3.286cm" draw:start-shape="id17" draw:start-glue-point="3" draw:end-shape="id3" draw:end-glue-point="1" svg:d="m7483 5059-1134-1773">
          <text:p/>
        </draw:connector>
        <draw:line draw:style-name="gr8" draw:text-style-name="P3" draw:layer="layout" svg:x1="8.266cm" svg:y1="3.496cm" svg:x2="7.877cm" svg:y2="1.822cm">
          <text:p/>
        </draw:line>
        <draw:line draw:style-name="gr8" draw:text-style-name="P3" draw:layer="layout" svg:x1="7.613cm" svg:y1="3.549cm" svg:x2="5.549cm" svg:y2="2.074cm">
          <text:p/>
        </draw:line>
        <draw:line draw:style-name="gr8" draw:text-style-name="P3" draw:layer="layout" svg:x1="7.4cm" svg:y1="3.655cm" svg:x2="6.42cm" svg:y2="3.085cm">
          <text:p/>
        </draw:line>
        <draw:line draw:style-name="gr8" draw:text-style-name="P3" draw:layer="layout" svg:x1="7.4cm" svg:y1="3.855cm" svg:x2="6.362cm" svg:y2="4.576cm">
          <text:p/>
        </draw:line>
        <draw:line draw:style-name="gr8" draw:text-style-name="P3" draw:layer="layout" svg:x1="7.4cm" svg:y1="4.156cm" svg:x2="6.406cm" svg:y2="5.702cm">
          <text:p/>
        </draw:line>
        <draw:line draw:style-name="gr8" draw:text-style-name="P3" draw:layer="layout" svg:x1="7.4cm" svg:y1="4.356cm" svg:x2="6.377cm" svg:y2="6.872cm">
          <text:p/>
        </draw:line>
        <draw:line draw:style-name="gr8" draw:text-style-name="P3" draw:layer="layout" svg:x1="7.501cm" svg:y1="4.456cm" svg:x2="6.333cm" svg:y2="7.881cm">
          <text:p/>
        </draw:line>
        <draw:line draw:style-name="gr8" draw:text-style-name="P3" draw:layer="layout" svg:x1="10.673cm" svg:y1="4.286cm" svg:x2="10.895cm" svg:y2="7.34cm">
          <text:p/>
        </draw:line>
        <draw:custom-shape draw:style-name="gr7" draw:text-style-name="P1" draw:layer="layout" svg:width="0.284cm" svg:height="0.317cm" svg:x="7.75cm" svg:y="3.5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268cm" svg:height="0.273cm" svg:x="4.38cm" svg:y="0.9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2" draw:layer="layout" svg:width="3.877cm" svg:height="0.807cm" svg:x="0.77cm" svg:y="0.381cm">
          <text:p text:style-name="P2"><text:span text:style-name="T1">glidein_startup.sh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137cm" svg:height="0.807cm" svg:x="7.484cm" svg:y="3.557cm">
          <text:p text:style-name="P2"><text:span text:style-name="T1">bash/awk/gre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3" draw:layer="layout" svg:x1="7.992cm" svg:y1="3.538cm" svg:x2="4.675cm" svg:y2="0.87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Dash_20_6" draw:display-name="Dash 6" draw:style="rect" draw:dots1="1" draw:dots1-length="0.152cm" draw:dots2="1" draw:dots2-length="0.152cm" draw:distance="0.15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1.43cm" fo:page-height="9.16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8-10-14T14:12:43</meta:creation-date>
    <dc:date>2008-10-14T14:33:56</dc:date>
    <meta:editing-duration>PT00H06M03S</meta:editing-duration>
    <meta:editing-cycles>2</meta:editing-cycles>
    <meta:generator>OpenOffice.org/3.0$Linux OpenOffice.org_project/300m7$Build-9354</meta:generator>
    <meta:document-statistic meta:object-count="47"/>
    <meta:user-defined meta:name="Info 1"/>
    <meta:user-defined meta:name="Info 2"/>
    <meta:user-defined meta:name="Info 3"/>
    <meta:user-defined meta:name="Info 4"/>
  </office:meta>
</office:document-meta>
</file>